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63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ursive vs Iterative" table:style-name="ta1">
        <table:shapes>
          <draw:frame draw:z-index="0" draw:style-name="gr1" draw:text-style-name="P1" svg:width="765.64pt" svg:height="430.47pt" svg:x="252.71pt" svg:y="1.47pt">
            <draw:object draw:notify-on-update-of-ranges="'Recursive vs Iterative'.A3:'Recursive vs Iterative'.A17 'Recursive vs Iterative'.A2:'Recursive vs Iterative'.A2 'Recursive vs Iterative'.C3:'Recursive vs Iterative'.C17 'Recursive vs Iterative'.A2:'Recursive vs Iterative'.A2 'Recursive vs Iterative'.C3:'Recursive vs Iterative'.C17 'Recursive vs Iterative'.B3:'Recursive vs Iterative'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cursive</text:p>
          </table:table-cell>
          <table:table-cell office:value-type="string" calcext:value-type="string">
            <text:p>Iterative</text:p>
          </table:table-cell>
          <table:table-cell table:style-name="ce2" office:value-type="string" calcext:value-type="string" table:number-columns-spanned="1" table:number-rows-spanned="2">
            <text:p><text:s/>Set Number</text:p>
          </table:table-cell>
        </table:table-row>
        <table:table-row table:style-name="ro1">
          <table:table-cell table:number-columns-repeated="2" office:value-type="string" calcext:value-type="string">
            <text:p>Time </text:p>
          </table:table-cell>
          <table:covered-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ExperimentIterative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<text:s/>Set Numb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32:20.340645301</meta:creation-date>
    <dc:date>2020-03-31T14:40:46.599582440</dc:date>
    <meta:editing-duration>PT8M27S</meta:editing-duration>
    <meta:editing-cycles>1</meta:editing-cycles>
    <meta:document-statistic meta:table-count="2" meta:cell-count="8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11cm" svg:height="15.187cm" xlink:href=".." xlink:type="simple" chart:class="chart:scatter" chart:style-name="ch1">
        <chart:title svg:x="9.665cm" svg:y="0.439cm" chart:style-name="ch2">
          <text:p>Recursive vs Iterative Implementation</text:p>
        </chart:title>
        <chart:subtitle svg:x="10.921cm" svg:y="1.521cm" chart:style-name="ch3">
          <text:p>Time vs Data Set(increasing)</text:p>
        </chart:subtitle>
        <chart:legend chart:legend-position="end" svg:x="25.383cm" svg:y="7.045cm" style:legend-expansion="high" chart:style-name="ch4"/>
        <chart:plot-area chart:style-name="ch5" table:cell-range-address="'Recursive vs Iterative'.A2:'Recursive vs Iterative'.A17 'Recursive vs Iterative'.C3:'Recursive vs Iterative'.C17" chart:data-source-has-labels="row" svg:x="1.551cm" svg:y="2.507cm" svg:width="23.292cm" svg:height="11.396cm">
          <chartooo:coordinate-region svg:x="1.987cm" svg:y="2.706cm" svg:width="22.484cm" svg:height="10.55cm"/>
          <chart:axis chart:dimension="x" chart:name="primary-x" chart:style-name="ch6">
            <chart:title svg:x="12.518cm" svg:y="14.206cm" chart:style-name="ch7">
              <text:p>Data Set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937cm" chart:style-name="ch9">
              <text:p>Time(ms)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'Recursive vs Iterative'.C3:'Recursive vs Iterative'.C17" chart:label-cell-address="'Recursive vs Iterative'.A2:'Recursive vs Iterative'.A2" chart:class="chart:scatter">
            <chart:domain table:cell-range-address="'Recursive vs Iterative'.A3:'Recursive vs Iterative'.A17"/>
            <chart:data-point chart:repeated="15"/>
          </chart:series>
          <chart:series chart:attached-axis="primary-y" chart:style-name="ch12" chart:values-cell-range-address="'Recursive vs Iterative'.C3:'Recursive vs Iterative'.C17" chart:label-cell-address="'Recursive vs Iterative'.A2:'Recursive vs Iterative'.A2" chart:class="chart:scatter">
            <chart:domain table:cell-range-address="'Recursive vs Iterative'.B3:'Recursive vs Iterative'.B1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</text:p>
                <draw:g>
                  <svg:desc>'Recursive vs Iterative'.A2:'Recursive vs Iterative'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ime </text:p>
                <draw:g>
                  <svg:desc>'Recursive vs Iterative'.A2:'Recursive vs Iterative'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cursive vs Iterative'.A3:'Recursive vs Iterative'.A17</svg:desc>
                </draw:g>
              </table:table-cell>
              <table:table-cell office:value-type="float" office:value="1">
                <text:p>1</text:p>
                <draw:g>
                  <svg:desc>'Recursive vs Iterative'.C3:'Recursive vs Iterative'.C17</svg:desc>
                </draw:g>
              </table:table-cell>
              <table:table-cell office:value-type="float" office:value="2">
                <text:p>2</text:p>
                <draw:g>
                  <svg:desc>'Recursive vs Iterative'.B3:'Recursive vs Iterative'.B17</svg:desc>
                </draw:g>
              </table:table-cell>
              <table:table-cell office:value-type="float" office:value="1">
                <text:p>1</text:p>
                <draw:g>
                  <svg:desc>'Recursive vs Iterative'.C3:'Recursive vs Iterative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